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4.5" calcext:value-type="float">
            <text:p>4,5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1.3" calcext:value-type="float">
            <text:p>1,3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4" calcext:value-type="float">
            <text:p>0,4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0.9" calcext:value-type="float">
            <text:p>0,9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number-columns-repeated="2" table:style-name="ce7" office:value-type="float" office:value="0.3" calcext:value-type="float">
            <text:p>0,3</text:p>
          </table:table-cell>
          <table:table-cell table:style-name="ce7" table:number-columns-repeated="19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2.3" calcext:value-type="float">
            <text:p>2,3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5" calcext:value-type="float">
            <text:p>0,5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.9" calcext:value-type="float">
            <text:p>0,9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.6" calcext:value-type="float">
            <text:p>0,6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5"/>
          <table:table-cell table:style-name="ce5" office:value-type="string" calcext:value-type="string">
            <text:p><text:s text:c="2"/></text:p>
          </table:table-cell>
          <table:table-cell table:style-name="ce5" table:number-columns-repeated="993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.9" calcext:value-type="float">
            <text:p>0,9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0.2" calcext:value-type="float">
            <text:p>0,2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5.6" calcext:value-type="float">
            <text:p>5,6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8:50:08.5905837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19:24.736774043</dc:date>
    <meta:editing-duration>PT34M2S</meta:editing-duration>
    <meta:editing-cycles>9</meta:editing-cycles>
    <meta:generator>LibreOffice/5.1.6.2$Linux_X86_64 LibreOffice_project/10m0$Build-2</meta:generator>
    <meta:document-statistic meta:table-count="1" meta:cell-count="401" meta:object-count="0"/>
  </office:meta>
</office:document-meta>
</file>